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45E00001ECD00001F6B0939457DE9F5861A.svg" manifest:media-type="image/svg+xml"/>
  <manifest:file-entry manifest:full-path="Pictures/100002010000012A00000130BC5AD9975C24F38B.png" manifest:media-type="image/png"/>
  <manifest:file-entry manifest:full-path="Pictures/10000000000001AF000000ACD7515AC6743AA101.jpg" manifest:media-type="image/jpeg"/>
  <manifest:file-entry manifest:full-path="Pictures/100000000000038E0000038E71653EEA4B7E2CA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right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text">
      <style:graphic-properties draw:auto-grow-height="true" draw:auto-grow-width="false" fo:min-height="0.958cm" fo:min-width="0cm"/>
    </style:style>
    <style:style style:name="gr4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3.79cm" fo:min-width="12.55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0.96cm" fo:min-width="11.842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8.343cm" fo:min-width="10.782cm" fo:padding-top="0.177cm" fo:padding-bottom="0.177cm" fo:padding-left="0.302cm" fo:padding-right="0.302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5.1cm"/>
    </style:style>
    <style:style style:name="P1" style:family="paragraph">
      <style:paragraph-properties fo:text-align="center"/>
    </style:style>
    <style:style style:name="P2" style:family="paragraph"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="non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821cm" svg:height="3.821cm" svg:x="5.2cm" svg:y="2.179cm">
          <draw:image xlink:href="Pictures/100000000000038E0000038E71653EEA4B7E2CA8.jpg" xlink:type="simple" xlink:show="embed" xlink:actuate="onLoad">
            <text:p/>
          </draw:image>
        </draw:frame>
        <draw:frame draw:style-name="gr1" draw:text-style-name="P1" draw:layer="layout" svg:width="7.644cm" svg:height="3.05cm" svg:x="5.556cm" svg:y="8.7cm">
          <draw:image xlink:href="Pictures/10000000000001AF000000ACD7515AC6743AA101.jpg" xlink:type="simple" xlink:show="embed" xlink:actuate="onLoad">
            <text:p/>
          </draw:image>
        </draw:frame>
        <draw:g>
          <draw:frame draw:style-name="gr2" draw:text-style-name="P1" draw:layer="layout" svg:width="1.863cm" svg:height="1.9cm" svg:x="5.752cm" svg:y="6cm">
            <draw:image xlink:href="Pictures/1000045E00001ECD00001F6B0939457DE9F5861A.svg" xlink:type="simple" xlink:show="embed" xlink:actuate="onLoad">
              <text:p text:style-name="P1"/>
            </draw:image>
            <draw:image xlink:href="Pictures/100002010000012A00000130BC5AD9975C24F38B.png" xlink:type="simple" xlink:show="embed" xlink:actuate="onLoad"/>
          </draw:frame>
          <draw:frame draw:style-name="gr3" draw:text-style-name="P2" draw:layer="layout" svg:width="3.385cm" svg:height="1.508cm" svg:x="7.515cm" svg:y="6.092cm">
            <draw:text-box>
              <text:p><text:span text:style-name="T1">stack</text:span></text:p>
            </draw:text-box>
          </draw:frame>
        </draw:g>
        <draw:custom-shape draw:style-name="gr4" draw:text-style-name="P3" draw:layer="layout" svg:width="18.6cm" svg:height="20cm" svg:x="1.2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7.6cm" svg:height="16cm" svg:x="1.7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6.1cm" svg:height="12.299cm" svg:x="2.5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5.6cm" svg:height="2cm" svg:x="5.4cm" svg:y="16cm">
          <text:p text:style-name="P4"><text:span text:style-name="T2">Framework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6cm" svg:height="2cm" svg:x="10cm" svg:y="12.9cm">
          <text:p text:style-name="P4"><text:span text:style-name="T2">CLI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4T13:37:12.605088801</meta:creation-date>
    <dc:date>2017-06-14T13:54:59.124685425</dc:date>
    <meta:editing-duration>PT7M36S</meta:editing-duration>
    <meta:editing-cycles>2</meta:editing-cycles>
    <meta:generator>LibreOffice/5.3.2.2$Linux_X86_64 LibreOffice_project/30m0$Build-2</meta:generator>
    <meta:document-statistic meta:object-count="10"/>
  </office:meta>
</office:document-meta>
</file>